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3cm" svg:x="19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3cm" svg:x="1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4.5cm" svg:x="9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6cm" svg:x="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3cm" svg:x="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4.5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cm" svg:height="2cm" svg:x="2cm" svg:y="9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cm" svg:x="1cm" svg:y="14cm">
          <text:p text:style-name="P1">Client 3 (Type: Sensor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cm" svg:x="9cm" svg:y="14cm">
          <text:p text:style-name="P1">Client 4 (Type: Sensor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cm" svg:y="5cm">
          <text:p text:style-name="P1">Client 1 (Type: Aler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cm" svg:x="9cm" svg:y="5cm">
          <text:p text:style-name="P1">Client 2 (Type: Aler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cm" svg:x="19cm" svg:y="5cm">
          <text:p text:style-name="P1">Client 5 (Type: Manager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cm" svg:x="19cm" svg:y="13cm">
          <text:p text:style-name="P1">Client 7 (Type: Manager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cm" svg:y="16cm">
          <text:p text:style-name="P1"><text:span text:style-name="T1">Window Alar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cm" svg:y="17.5cm">
          <text:p text:style-name="P1"><text:span text:style-name="T1">Door Alar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cm" svg:y="19cm">
          <text:p text:style-name="P1"><text:span text:style-name="T1">Door Bel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cm" svg:y1="19.5cm" svg:x2="4.5cm" svg:y2="19.5cm">
          <text:p/>
        </draw:line>
        <draw:line draw:style-name="gr3" draw:text-style-name="P1" draw:layer="layout" svg:x1="4cm" svg:y1="18cm" svg:x2="4.5cm" svg:y2="18cm">
          <text:p/>
        </draw:line>
        <draw:line draw:style-name="gr3" draw:text-style-name="P1" draw:layer="layout" svg:x1="4cm" svg:y1="16.5cm" svg:x2="4.5cm" svg:y2="16.5cm">
          <text:p/>
        </draw:line>
        <draw:line draw:style-name="gr3" draw:text-style-name="P1" draw:layer="layout" svg:x1="4.5cm" svg:y1="19.5cm" svg:x2="4.5cm" svg:y2="15cm">
          <text:p/>
        </draw:line>
        <draw:custom-shape draw:style-name="gr2" draw:text-style-name="P2" draw:layer="layout" svg:width="3cm" svg:height="1cm" svg:x="9cm" svg:y="16cm">
          <text:p text:style-name="P1"><text:span text:style-name="T1">Server P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9cm" svg:y="17.5cm">
          <text:p text:style-name="P1"><text:span text:style-name="T1">Test 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3cm" svg:y="16cm">
          <text:p text:style-name="P1"><text:span text:style-name="T1">Incoming Cal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5cm" svg:y="16cm">
          <text:p text:style-name="P1"><text:span text:style-name="T1">Smoke Det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5cm" svg:y="17.5cm">
          <text:p text:style-name="P1"><text:span text:style-name="T1">Water 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5cm" svg:y="19cm">
          <text:p text:style-name="P1"><text:span text:style-name="T1">Motion Senso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cm" svg:y1="19.5cm" svg:x2="5cm" svg:y2="19.5cm">
          <text:p/>
        </draw:line>
        <draw:line draw:style-name="gr3" draw:text-style-name="P1" draw:layer="layout" svg:x1="4.5cm" svg:y1="18cm" svg:x2="5cm" svg:y2="18cm">
          <text:p/>
        </draw:line>
        <draw:line draw:style-name="gr3" draw:text-style-name="P1" draw:layer="layout" svg:x1="4.5cm" svg:y1="16.5cm" svg:x2="5cm" svg:y2="16.5cm">
          <text:p/>
        </draw:line>
        <draw:line draw:style-name="gr3" draw:text-style-name="P1" draw:layer="layout" svg:x1="12.5cm" svg:y1="16.5cm" svg:x2="13cm" svg:y2="16.5cm">
          <text:p/>
        </draw:line>
        <draw:line draw:style-name="gr3" draw:text-style-name="P1" draw:layer="layout" svg:x1="12cm" svg:y1="18cm" svg:x2="12.5cm" svg:y2="18cm">
          <text:p/>
        </draw:line>
        <draw:line draw:style-name="gr3" draw:text-style-name="P1" draw:layer="layout" svg:x1="12cm" svg:y1="16.5cm" svg:x2="12.5cm" svg:y2="16.5cm">
          <text:p/>
        </draw:line>
        <draw:line draw:style-name="gr3" draw:text-style-name="P1" draw:layer="layout" svg:x1="12.5cm" svg:y1="18cm" svg:x2="12.5cm" svg:y2="15cm">
          <text:p/>
        </draw:line>
        <draw:line draw:style-name="gr4" draw:text-style-name="P1" draw:layer="layout" svg:x1="4.5cm" svg:y1="14cm" svg:x2="4.5cm" svg:y2="11cm">
          <text:p/>
        </draw:line>
        <draw:line draw:style-name="gr4" draw:text-style-name="P1" draw:layer="layout" svg:x1="12.5cm" svg:y1="14cm" svg:x2="12.5cm" svg:y2="11cm">
          <text:p/>
        </draw:line>
        <draw:line draw:style-name="gr4" draw:text-style-name="P1" draw:layer="layout" svg:x1="4.5cm" svg:y1="9cm" svg:x2="4.5cm" svg:y2="6cm">
          <text:p/>
        </draw:line>
        <draw:line draw:style-name="gr4" draw:text-style-name="P1" draw:layer="layout" svg:x1="12.5cm" svg:y1="9cm" svg:x2="12.5cm" svg:y2="6cm">
          <text:p/>
        </draw:line>
        <draw:line draw:style-name="gr3" draw:text-style-name="P1" draw:layer="layout" svg:x1="4cm" svg:y1="3.5cm" svg:x2="4.5cm" svg:y2="3.5cm">
          <text:p/>
        </draw:line>
        <draw:line draw:style-name="gr3" draw:text-style-name="P1" draw:layer="layout" svg:x1="4.5cm" svg:y1="5cm" svg:x2="4.5cm" svg:y2="2cm">
          <text:p/>
        </draw:line>
        <draw:line draw:style-name="gr3" draw:text-style-name="P1" draw:layer="layout" svg:x1="4.5cm" svg:y1="3.5cm" svg:x2="5cm" svg:y2="3.5cm">
          <text:p/>
        </draw:line>
        <draw:custom-shape draw:style-name="gr2" draw:text-style-name="P2" draw:layer="layout" svg:width="3cm" svg:height="1cm" svg:x="1cm" svg:y="3cm">
          <text:p text:style-name="P1"><text:span text:style-name="T1">Sir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5cm" svg:y="3cm">
          <text:p text:style-name="P1"><text:span text:style-name="T1">XBMC</text:span></text:p>
          <text:p text:style-name="P1"><text:span text:style-name="T1">Notifica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cm" svg:y1="3.5cm" svg:x2="12.5cm" svg:y2="3.5cm">
          <text:p/>
        </draw:line>
        <draw:line draw:style-name="gr3" draw:text-style-name="P1" draw:layer="layout" svg:x1="12.5cm" svg:y1="5cm" svg:x2="12.5cm" svg:y2="3.5cm">
          <text:p/>
        </draw:line>
        <draw:line draw:style-name="gr3" draw:text-style-name="P1" draw:layer="layout" svg:x1="12.5cm" svg:y1="3.5cm" svg:x2="13cm" svg:y2="3.5cm">
          <text:p/>
        </draw:line>
        <draw:custom-shape draw:style-name="gr2" draw:text-style-name="P2" draw:layer="layout" svg:width="3cm" svg:height="1cm" svg:x="9cm" svg:y="3cm">
          <text:p text:style-name="P1"><text:span text:style-name="T1">Execute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3cm" svg:y="3cm">
          <text:p text:style-name="P1"><text:span text:style-name="T1">Show Webcam</text:span></text:p>
          <text:p text:style-name="P1"><text:span text:style-name="T1">Stream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cm" svg:y1="2cm" svg:x2="4.5cm" svg:y2="2cm">
          <text:p/>
        </draw:line>
        <draw:line draw:style-name="gr3" draw:text-style-name="P1" draw:layer="layout" svg:x1="4.5cm" svg:y1="2cm" svg:x2="5cm" svg:y2="2cm">
          <text:p/>
        </draw:line>
        <draw:custom-shape draw:style-name="gr2" draw:text-style-name="P2" draw:layer="layout" svg:width="3cm" svg:height="1cm" svg:x="1cm" svg:y="1.5cm">
          <text:p text:style-name="P1"><text:span text:style-name="T1">Phone Cal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5cm" svg:y="1.5cm">
          <text:p text:style-name="P1"><text:span text:style-name="T1">D-Bus</text:span></text:p>
          <text:p text:style-name="P1"><text:span text:style-name="T1">No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1cm" svg:x="19.6cm" svg:y="3cm">
          <text:p text:style-name="P1"><text:span text:style-name="T1">Mobile Web Ac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1cm" svg:x="19.6cm" svg:y="15cm">
          <text:p text:style-name="P1"><text:span text:style-name="T1">PIN Keypa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3cm" svg:x="19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cm" svg:x="19cm" svg:y="10cm">
          <text:p text:style-name="P1">Client 6 (Type: Manager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1cm" svg:x="19.6cm" svg:y="8cm">
          <text:p text:style-name="P1"><text:span text:style-name="T1">Consol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5cm" svg:y1="6cm" svg:x2="22.5cm" svg:y2="7cm">
          <text:p/>
        </draw:line>
        <draw:line draw:style-name="gr4" draw:text-style-name="P1" draw:layer="layout" svg:x1="22.5cm" svg:y1="7cm" svg:x2="14cm" svg:y2="7cm">
          <text:p/>
        </draw:line>
        <draw:line draw:style-name="gr4" draw:text-style-name="P1" draw:layer="layout" svg:x1="14cm" svg:y1="9cm" svg:x2="14cm" svg:y2="7cm">
          <text:p/>
        </draw:line>
        <draw:line draw:style-name="gr4" draw:text-style-name="P1" draw:layer="layout" svg:x1="22.5cm" svg:y1="11cm" svg:x2="22.5cm" svg:y2="11.5cm">
          <text:p/>
        </draw:line>
        <draw:line draw:style-name="gr4" draw:text-style-name="P1" draw:layer="layout" svg:x1="22.5cm" svg:y1="11.5cm" svg:x2="14.5cm" svg:y2="11.5cm">
          <text:p/>
        </draw:line>
        <draw:line draw:style-name="gr4" draw:text-style-name="P1" draw:layer="layout" svg:x1="14.5cm" svg:y1="11cm" svg:x2="14.5cm" svg:y2="11.5cm">
          <text:p/>
        </draw:line>
        <draw:line draw:style-name="gr4" draw:text-style-name="P1" draw:layer="layout" svg:x1="22.5cm" svg:y1="13cm" svg:x2="22.5cm" svg:y2="12.5cm">
          <text:p/>
        </draw:line>
        <draw:line draw:style-name="gr4" draw:text-style-name="P1" draw:layer="layout" svg:x1="22.5cm" svg:y1="12.5cm" svg:x2="14cm" svg:y2="12.5cm">
          <text:p/>
        </draw:line>
        <draw:line draw:style-name="gr4" draw:text-style-name="P1" draw:layer="layout" svg:x1="14cm" svg:y1="11cm" svg:x2="14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 Pawlowski</meta:initial-creator>
    <meta:creation-date>2015-01-27T17:09:35.193145267</meta:creation-date>
    <dc:date>2015-01-27T21:20:02.445124977</dc:date>
    <dc:creator>Andre Pawlowski</dc:creator>
    <meta:editing-duration>PT18M33S</meta:editing-duration>
    <meta:editing-cycles>3</meta:editing-cycles>
    <meta:generator>LibreOffice/4.2.7.2$Linux_X86_64 LibreOffice_project/420m0$Build-2</meta:generator>
    <meta:document-statistic meta:object-count="65"/>
  </office:meta>
</office:document-meta>
</file>